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Times New Roman1" svg:font-family="'Times New Roman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0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Text_20_body">
      <style:paragraph-properties fo:margin-top="0cm" fo:margin-bottom="0.499cm"/>
    </style:style>
    <style:style style:name="P2" style:family="paragraph" style:parent-style-name="Text_20_body">
      <style:paragraph-properties fo:margin-top="0cm" fo:margin-bottom="0.499cm" fo:text-align="justify" style:justify-single-word="false"/>
      <style:text-properties style:font-name="Arial1" fo:font-size="11pt" style:font-size-asian="11pt" style:font-size-complex="11pt"/>
    </style:style>
    <style:style style:name="P3" style:family="paragraph" style:parent-style-name="Header">
      <style:paragraph-properties>
        <style:tab-stops/>
      </style:paragraph-properties>
      <style:text-properties style:font-name="Arial1"/>
    </style:style>
    <style:style style:name="P4" style:family="paragraph" style:parent-style-name="Standard"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8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9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10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11" style:family="paragraph" style:parent-style-name="Standard">
      <style:text-properties fo:color="#000000" style:font-name="Arial1" fo:font-size="11pt" style:font-size-asian="11pt" style:font-size-complex="11pt"/>
    </style:style>
    <style:style style:name="P12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3" style:family="paragraph" style:parent-style-name="Standard">
      <style:paragraph-properties fo:margin-top="0.3cm" fo:margin-bottom="0cm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6" style:family="paragraph" style:parent-style-name="Text_20_body">
      <style:paragraph-properties fo:text-align="justify" style:justify-single-word="false"/>
      <style:text-properties style:font-name="Arial1" fo:font-size="8pt" style:font-size-asian="8pt" style:font-size-complex="8pt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8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P19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8pt" style:font-size-asian="8pt" style:font-size-complex="8pt"/>
    </style:style>
    <style:style style:name="P20" style:family="paragraph" style:parent-style-name="Prénom_20_NOM">
      <style:text-properties style:font-name="Arial1" fo:font-size="11pt" fo:font-weight="bold" style:font-size-asian="11pt" style:font-weight-asian="bold" style:font-size-complex="11pt" style:font-weight-complex="bold"/>
    </style:style>
    <style:style style:name="P21" style:family="paragraph" style:parent-style-name="Texte_20_de_20_saisie">
      <style:text-properties style:font-name="Arial1" fo:font-size="8pt" style:font-size-asian="8pt" style:font-size-complex="8pt"/>
    </style:style>
    <style:style style:name="P22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24" style:family="paragraph" style:parent-style-name="Text_20_body" style:master-page-name="First_20_Page">
      <style:paragraph-properties fo:margin-top="0.199cm" fo:margin-bottom="0cm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P25" style:family="paragraph" style:parent-style-name="Text_20_body" style:master-page-name="">
      <style:paragraph-properties fo:margin-left="0cm" fo:margin-right="0cm" fo:text-align="justify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style:font-name="Arial1" fo:font-size="11pt" style:letter-kerning="false" style:font-size-asian="11pt" style:font-size-complex="11pt"/>
    </style:style>
    <style:style style:name="P26" style:family="paragraph" style:parent-style-name="Text_20_body">
      <style:paragraph-properties fo:margin-left="0cm" fo:margin-right="0cm" fo:text-align="justify" style:justify-single-word="false" fo:text-indent="0cm" style:auto-text-indent="false" fo:background-color="transparent" style:shadow="none" style:vertical-align="auto">
        <style:tab-stops/>
        <style:background-image/>
      </style:paragraph-properties>
      <style:text-properties style:font-name="Arial1" fo:font-size="11pt" style:letter-kerning="false" style:font-size-asian="11pt" style:font-size-complex="11pt"/>
    </style:style>
    <style:style style:name="T1" style:family="text">
      <style:text-properties style:font-name="Times New Roman1" fo:font-size="10pt"/>
    </style:style>
    <style:style style:name="T2" style:family="text">
      <style:text-properties style:font-name="Arial" fo:font-size="9pt"/>
    </style:style>
    <style:style style:name="T3" style:family="text">
      <style:text-properties style:font-name="Arial1" style:font-name-complex="Arial1"/>
    </style:style>
    <style:style style:name="T4" style:family="text">
      <style:text-properties style:font-name="Arial1" style:font-name-complex="Arial1" style:font-size-complex="11pt"/>
    </style:style>
    <style:style style:name="T5" style:family="text">
      <style:text-properties style:font-name="Arial1" fo:font-size="9pt" style:font-size-asian="9pt" style:font-name-complex="Arial1" style:font-size-complex="9pt"/>
    </style:style>
    <style:style style:name="T6" style:family="text">
      <style:text-properties style:font-name="Arial1" fo:font-size="11pt" style:font-size-asian="11pt" style:font-name-complex="Arial1" style:font-size-complex="11pt"/>
    </style:style>
    <style:style style:name="T7" style:family="text">
      <style:text-properties style:font-name="Arial1" fo:font-size="11pt" style:font-size-asian="11pt" style:font-size-complex="11pt"/>
    </style:style>
    <style:style style:name="T8" style:family="text">
      <style:text-properties style:font-name-asian="Times New Roman" style:font-name-complex="Arial1"/>
    </style:style>
    <style:style style:name="T9" style:family="text">
      <style:text-properties fo:color="#000000" fo:language="zxx" fo:country="none" style:language-asian="zxx" style:country-asian="none"/>
    </style:style>
    <style:style style:name="T10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11" style:family="text">
      <style:text-properties fo:text-transform="lowercase"/>
    </style:style>
    <style:style style:name="T12" style:family="text">
      <style:text-properties fo:text-transform="capitalize"/>
    </style:style>
    <style:style style:name="T13" style:family="text">
      <style:text-properties style:text-position="super 60%"/>
    </style:style>
    <style:style style:name="T14" style:family="text">
      <style:text-properties style:use-window-font-color="true"/>
    </style:style>
    <style:style style:name="T15" style:family="text">
      <style:text-properties style:letter-kerning="false"/>
    </style:style>
    <style:style style:name="T16" style:family="text">
      <style:text-properties style:font-name-complex="Arial1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06"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4"/>
            </table:table-cell>
            <table:table-cell table:style-name="Tableau1.B1" office:value-type="string">
              <text:p text:style-name="P12"/>
            </table:table-cell>
          </table:table-row>
          <table:table-row table:style-name="Tableau1.2">
            <table:table-cell table:style-name="Tableau1.A1" office:value-type="string">
              <text:p text:style-name="P22"/>
            </table:table-cell>
            <table:table-cell table:style-name="Tableau1.B1" office:value-type="string">
              <text:p text:style-name="P13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8">Réf. :<text:span text:style-name="T10"> DPAS/SIS/BADA/SUSPENSION/</text:span><text:span text:style-name="T10"><text:date style:data-style-name="N106" text:date-value="2013-02-27T16:47:03.70">2013</text:date></text:span></text:p>
              <text:p text:style-name="P8"><text:span text:style-name="T9"><text:s text:c="10"/>Matricule CAF : </text:span><text:span text:style-name="T9"><text:user-field-get text:name="dossier_matricule"/></text:span></text:p>
              <text:p text:style-name="P8"><text:text-input text:description="">Affaire suivie par : </text:text-input> <text:span text:style-name="T12"><text:user-field-get text:name="user_prenom">user_prenom</text:user-field-get></text:span> <text:bookmark-start text:name="Texte71"/><text:span text:style-name="T12"><text:user-field-get text:name="user_nom">user_nom</text:user-field-get></text:span><text:bookmark-end text:name="Texte71"/> </text:p>
              <text:p text:style-name="P8"><text:text-input text:description="">Tél. : </text:text-input> <text:user-field-get text:name="user_numtel">user_numtel</text:user-field-get></text:p>
              <text:p text:style-name="P9"/>
              <text:p text:style-name="P9"/>
              <text:p text:style-name="P9"/>
              <text:p text:style-name="P9"/>
              <text:p text:style-name="P5">Bobigny, le <text:date style:data-style-name="N36" text:date-value="2013-02-27T16:47:03.70">27/02/2013</text:date></text:p>
            </table:table-cell>
            <table:table-cell table:style-name="Tableau1.B3" office:value-type="string">
              <text:p text:style-name="P10"><text:user-field-get text:name="adresse_numvoie"/> <text:span text:style-name="T12"><text:user-field-get text:name="adresse_libtypevoie"/></text:span><text:span text:style-name="T12"> </text:span><text:span text:style-name="T11"><text:user-field-get text:name="adresse_nomvoie"/></text:span></text:p>
              <text:p text:style-name="P10"><text:hidden-paragraph text:condition="ooow:adresse_compladr==&quot;&quot;" text:is-hidden="true"/><text:user-field-get text:name="adresse_compladr"/></text:p>
              <text:p text:style-name="P10"><text:hidden-paragraph text:condition="ooow:adresse_complideadr==&quot;&quot;" text:is-hidden="true"/><text:user-field-get text:name="adresse_complideadr"/></text:p>
              <text:p text:style-name="P11"><text:span text:style-name="T8"><text:user-field-get text:name="adresse_codepos"/></text:span><text:span text:style-name="T8"> <text:s/></text:span><text:user-field-get text:name="adresse_nomcom"/></text:p>
            </table:table-cell>
          </table:table-row>
        </table:table>
        <text:p text:style-name="P4"/>
        <text:p text:style-name="P6"><text:user-field-get text:name="personne_qual"/>,</text:p>
        <text:p text:style-name="P6"/>
        <text:p text:style-name="P15">Vous êtes bénéficiaire du Revenu de Solidarité Active (RSA). </text:p>
        <text:p text:style-name="P15">A ce titre, le Président du Conseil général vous a désigné par courrier Pôle Emploi comme service référent pour mettre en œuvre votre parcours d’insertion et l’inscrire dans un Projet Personnalisé d’Accès à l’Emploi (PPAE).</text:p>
        <text:p text:style-name="P16"/>
        <text:p text:style-name="P15">A ce jour, à ma connaissance, vous n’avez pas de PPAE en cours.</text:p>
        <text:p text:style-name="P16"/>
        <text:p text:style-name="P15">Vous disposez d’un délai d’un mois pour signer ou actualiser votre PPAE. Je vous invite donc à prendre contact avec Pôle Emploi.</text:p>
        <text:p text:style-name="P16"/>
        <text:p text:style-name="P15"><text:tab/>- Si vous êtes déjà inscrit(e) à Pôle Emploi, appelez le 39 49<text:span text:style-name="T13">*</text:span> afin de convenir d’un <text:tab/> <text:s text:c="2"/>rendez-vous avec votre conseiller.</text:p>
        <text:p text:style-name="P15"><text:tab/>- Si vous n’êtes pas inscrit(e) à Pôle Emploi, inscrivez-vous sur le site</text:p>
        <text:p text:style-name="P14"><text:span text:style-name="T7"><text:tab/> <text:s text:c="2"/></text:span><text:a xlink:type="simple" xlink:href="http://www.pole-emploi.fr/"><text:span text:style-name="T7">www.pole-emploi.fr</text:span></text:a><text:span text:style-name="T7"> ou en appelant le 39 49*.</text:span></text:p>
        <text:p text:style-name="P16"/>
        <text:p text:style-name="P15">En l’absence de PPAE, votre situation sera soumise à la prochaine réunion de l’Equipe Pluridisciplinaire (EP) afin de recueillir son avis sur une éventuelle suspension ou réduction de votre allocation.</text:p>
        <text:p text:style-name="P2">Elle se tiendra le <text:user-field-get style:data-style-name="N79" text:name="commissionep_dateseance">samedi 30 décembre 1899</text:user-field-get>, à <text:user-field-get text:name="commissionep_dateseance_time"/> à l'adresse suivante :</text:p>
        <text:p text:style-name="P18"><text:user-field-get text:name="commissionep_lieuseance"/></text:p>
        <text:p text:style-name="P7"><text:user-field-get text:name="commissionep_adresseseance"/></text:p>
        <text:p text:style-name="P7"><text:user-field-get text:name="commissionep_codepostalseance"/> <text:user-field-get text:name="commissionep_villeseance"/></text:p>
        <text:p text:style-name="P19"/>
        <text:p text:style-name="P17">Vous pourrez, si vous le souhaitez, être <text:span text:style-name="T14"><text:conditional-text text:condition="ooow:personne_qual ==&quot;Monsieur&quot;" text:string-value-if-true="entendu" text:string-value-if-false="entendue" text:current-value="true">entendue</text:conditional-text></text:span><text:span text:style-name="T14"> par cette </text:span>commission et vous faire accompagner par la personne de votre choix.</text:p>
        <text:p text:style-name="P25"/>
        <text:p text:style-name="P26">Toutefois, si vous venez de signer ou d'actualiser votre PPAE, votre situation est régularisée et vous ne devez pas tenir compte de ce courrier.</text:p>
        <text:p text:style-name="P26"/>
        <text:p text:style-name="P6"><text:span text:style-name="T16">Je vous prie d’agréer, </text:span><text:span text:style-name="T16"><text:user-field-get text:name="personne_qual"/></text:span><text:span text:style-name="T16">, l’expression de mes salutations </text:span><text:soft-page-break/><text:span text:style-name="T16">distinguées.</text:span></text:p>
        <text:p text:style-name="P21"/>
        <text:p text:style-name="P2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Times New Roman1" svg:font-family="'Times New Roman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.499cm"/>
    </style:style>
    <style:style style:name="MP2" style:family="paragraph" style:parent-style-name="Header">
      <style:paragraph-properties>
        <style:tab-stops/>
      </style:paragraph-properties>
      <style:text-properties style:font-name="Arial1"/>
    </style:style>
    <style:style style:name="MT1" style:family="text">
      <style:text-properties style:font-name="Times New Roman1" fo:font-size="10pt"/>
    </style:style>
    <style:style style:name="MT2" style:family="text">
      <style:text-properties style:font-name="Arial" fo:font-size="9pt"/>
    </style:style>
    <style:style style:name="MT3" style:family="text">
      <style:text-properties style:font-name="Arial1" style:font-name-complex="Arial1" style:font-size-complex="11pt"/>
    </style:style>
    <style:style style:name="MT4" style:family="text">
      <style:text-properties style:font-name="Arial1" style:font-name-complex="Arial1"/>
    </style:style>
    <style:style style:name="MT5" style:family="text">
      <style:text-properties style:font-name="Arial1" fo:font-size="9pt" style:font-size-asian="9pt" style:font-name-complex="Arial1" style:font-size-complex="9pt"/>
    </style:style>
    <style:style style:name="MT6" style:family="text">
      <style:text-properties style:font-name="Arial1" fo:font-size="11pt" style:font-size-asian="11pt" style:font-name-complex="Arial1" style:font-size-complex="11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*</text:span> <text:span text:style-name="MT2">Selon le service, gratuit ou 0,11 € TTC maximum l'appel, hors éventuel surcoût de l'opérateur, voir conditions sur </text:span><text:a xlink:type="simple" xlink:href="http://www.pole-emploi.fr/"><text:span text:style-name="MT2">www.pole-emploi.fr</text:span></text:a></text:p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2"/>
        <text:p text:style-name="MP2"/>
        <text:p text:style-name="MP2"/>
        <text:p text:style-name="MP2"/>
        <text:p text:style-name="MP2"/>
      </style:header>
      <style:footer>
        <text:p text:style-name="Footer"><text:span text:style-name="Footnote_20_Symbol"><text:span text:style-name="MT3">A</text:span></text:span><text:span text:style-name="MT4"> </text:span><text:span text:style-name="MT5">Article L. 262-29 du Code de l’action sociale et des familles</text:span></text:p>
        <text:p text:style-name="Footnote"><text:span text:style-name="Footnote_20_Symbol"><text:span text:style-name="MT6">B</text:span></text:span><text:span text:style-name="MT6"> </text:span><text:span text:style-name="MT5">Selon le service, gratuit ou 0,11 € TTC maximum l'appel, hors éventuel surcoût de l'opérateur, voir conditions sur </text:span><text:a xlink:type="simple" xlink:href="http://www.pole-emploi.fr/"><text:span text:style-name="Internet_20_link"><text:span text:style-name="MT5">www.pole-emploi.fr</text:span></text:span></text:a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3-02-27T16:47:03.65</dc:date>
    <dc:creator>Julien Mille</dc:creator>
    <meta:editing-duration>PT05H46M22S</meta:editing-duration>
    <meta:editing-cycles>97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0" meta:object-count="0" meta:page-count="2" meta:paragraph-count="27" meta:word-count="289" meta:character-count="1836"/>
  </office:meta>
</office:document-meta>
</file>